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8.918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latoriodeDiariodeClasseExc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M005 - Álgebra Linea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Docente: JOSE ALBERTO RAMOS FLO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q.</text:p>
          </table:table-cell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Prova <text:s/>1</text:p>
          </table:table-cell>
          <table:table-cell table:style-name="ce5" office:value-type="string" calcext:value-type="string">
            <text:p>Prova 2</text:p>
          </table:table-cell>
          <table:table-cell table:style-name="ce5" office:value-type="string" calcext:value-type="string">
            <text:p>Prova 3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40228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5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9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88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9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5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6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5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708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3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0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3</text:p>
          </table:table-cell>
          <table:table-cell office:value-type="string" calcext:value-type="string">
            <text:p>NN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4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9255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1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8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0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592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4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91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3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1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8113</text:p>
          </table:table-cell>
          <table:table-cell office:value-type="string" calcext:value-type="string">
            <text:p>N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2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48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43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0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18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6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3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7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8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04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4894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102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6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7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4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7165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071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000-00-00T00:00:02.5803573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3:37:57.274015236</dc:date>
    <meta:editing-cycles>8</meta:editing-cycles>
    <meta:editing-duration>PT2H1M8S</meta:editing-duration>
    <dc:creator>José Flor</dc:creator>
    <meta:generator>LibreOffice/4.1.3.2$Linux_X86_64 LibreOffice_project/410m0$Build-2</meta:generator>
    <meta:document-statistic meta:table-count="1" meta:cell-count="332" meta:object-count="0"/>
  </office:meta>
</office:document-meta>
</file>